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default-cell-style-name="Default"/>
        <table:table-column table:style-name="co6" table:default-cell-style-name="ce2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5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5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5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5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5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table:style-name="ce5"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1])" office:value-type="float" office:value="991.04" calcext:value-type="float">
            <text:p>9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5"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5:.C27])" office:value-type="float" office:value="47.31" calcext:value-type="float">
            <text:p>47.3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income tax on $3100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5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5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5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table:style-name="ce5"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33:.C39])" office:value-type="float" office:value="1326.43" calcext:value-type="float">
            <text:p>1326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41])" office:value-type="float" office:value="2512.39" calcext:value-type="float">
            <text:p>2512.39</text:p>
          </table:table-cell>
          <table:table-cell table:formula="of:=SUM([.D1:.D41])" office:value-type="float" office:value="2512.39" calcext:value-type="float">
            <text:p>2512.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46:.C51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42];[.D52])" office:value-type="float" office:value="2451.39" calcext:value-type="float">
            <text:p>2451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00-00-00</text:date>, <text:time style:data-style-name="N2" text:time-value="20:27:46.957361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20:29:31.840488477</dc:date>
    <meta:editing-duration>P1DT1H34M52S</meta:editing-duration>
    <meta:editing-cycles>143</meta:editing-cycles>
    <meta:generator>LibreOffice/5.1.6.2$Linux_X86_64 LibreOffice_project/10m0$Build-2</meta:generator>
    <meta:document-statistic meta:table-count="4" meta:cell-count="460" meta:object-count="0"/>
  </office:meta>
</office:document-meta>
</file>